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eb5" officeooo:paragraph-rsid="00090eb5"/>
    </style:style>
    <style:style style:name="P2" style:family="paragraph" style:parent-style-name="Standard">
      <style:text-properties officeooo:rsid="000aafec" officeooo:paragraph-rsid="000aa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MO PARA UN LIBRO.</text:p>
      <text:p text:style-name="Standard">el silencio es el grito más fuerte </text:p>
      <text:p text:style-name="Standard"/>
      <text:p text:style-name="P2">Cuando callar otorgas, o es que quiere evitar un problema mayor.</text:p>
      <text:p text:style-name="Standard"/>
      <text:p text:style-name="Standard"/>
      <text:p text:style-name="Standard"/>
      <text:p text:style-name="Standard"/>
      <text:p text:style-name="Standard">Luis De Santiago Manzano</text:p>
      <text:p text:style-name="Standard">2 h <text:s/>· </text:p>
      <text:p text:style-name="Standard">NADIE TE DAÑA SIN TU PERMISO</text:p>
      <text:p text:style-name="Standard">Recuérdalo siempre, nadie te daña sin tu permiso...lo que uno no tiene o no conoce <text:s/>no puede dárselo ni enseñárselo a otro (Platón)*</text:p>
      <text:p text:style-name="Standard">Decirle “hasta aquí llegué” a una persona que te está haciendo pedazos la cabeza y rompiendo el alma, es salvarse la vida uno mismo, no lo dudes......</text:p>
      <text:p text:style-name="Standard">Decimos que el amor duele, pero eso no es cierto.</text:p>
      <text:p text:style-name="Standard">No es así,</text:p>
      <text:p text:style-name="Standard">Duele La soledad, duele la hipocresía, las palabras duelen, las mentiras duelen, el rechazo duele, el silencio duele, el olvido duele y perder a alguien que amas <text:s/>duele.</text:p>
      <text:p text:style-name="Standard">El amor nunca duele y antes de constestar piensa ésto.... </text:p>
      <text:p text:style-name="Standard">Te dolería si te tratan bonito, si te aman, te respetan, te valoran, te toman en cuenta, te preguntan como estás, se preocupan por ti cada día, y tu opinión <text:s/>vale mucho, pienso que éso es amor y si lo que hacen es todo lo contrario entonces no es amor...</text:p>
      <text:p text:style-name="Standard">Hay que entender que el silencio es el grito más fuerte , si alguien se queda sin habla es porque su corazón está demasiado cansado para las palabras ...</text:p>
      <text:p text:style-name="Standard">El deseo de aferrarnos a las cosas que nos lastiman choca con la realidad, <text:s/>porque cuándo te liberas todo cambia.</text:p>
      <text:p text:style-name="Standard">El tiempo nos va quitando posesiones, relaciones, personas, estatus, salud…. <text:s text:c="12"/>Por eso, retener cuando algo te hace daño no tiene sentido y solo genera tristeza, frustración y <text:s/>dolor. ⠀</text:p>
      <text:p text:style-name="Standard">Pero a veces no estamos preparados para soltar, nos han enseñado a aferrarnos y no aprendimos a fluir, a aceptar.</text:p>
      <text:p text:style-name="Standard">Sé que no siempre es fácil soltar, pero siempre te sentirás mejor después de alejarte de todo aquello que nos quita la paz y la tranquilidad.</text:p>
      <text:p text:style-name="Standard">Nunca es tarde para volver a empezar, es bueno recordar que el espíritu también debe sanarse, que se puede empezar por buscar esa magia que solo existen en tu interior.</text:p>
      <text:p text:style-name="Standard">No debes esperar a que llegue nada externo para hacerlo, activa tu fe, ten compasión de ti, humildad para contigo, perdónate, obsérvate.</text:p>
      <text:p text:style-name="Standard">Quiérete, cúrate, ármate, abrázate, purifícate, cauteriza tus heridas, vuelve a soñar otra vez. Deja que el amor guíe tu corazón, la lógica guíe tu mente y la fe guíe tu alma..</text:p>
      <text:p text:style-name="Standard">Te diré algo...</text:p>
      <text:p text:style-name="Standard">"Si tienes una carisma bonito, un alma bonita y una esencia bonita, si tu bailas bonito y miras bonito, y abrazas bonito, besas bonito y quieres bonito, créeme, mereces alguien que te quiera igual de bonito."</text:p>
      <text:p text:style-name="Standard">Una vez leí que.</text:p>
      <text:p text:style-name="Standard">"El secreto no es correr detrás de las mariposas… es cuidar el jardín para que ellas vengan hacia TI !!!!"</text:p>
      <text:p text:style-name="Standard">Piénsalo mereces a alguien que te ame como tú eres capas de amar. </text:p>
      <text:p text:style-name="Standard"><text:soft-page-break/>No te mereces menos.</text:p>
      <text:p text:style-name="Standard"/>
      <text:p text:style-name="Standard"/>
      <text:p text:style-name="Standard"/>
      <text:p text:style-name="Standard"/>
      <text:p text:style-name="Standard">LA HIPOCRESÍA DE LOS HIJOS</text:p>
      <text:p text:style-name="Standard">Duela a quien le duela...</text:p>
      <text:p text:style-name="Standard">En la relación con tus padres no tomes en consideración si tus hermanos deciden ayudar o no, ¿Yo para qué les doy? Si mis hermanos no aportan, ¿Yo por qué tengo que aportar?</text:p>
      <text:p text:style-name="Standard">En consecuencia, debes tener en cuenta que darle a tus padres SIN ESPERAR QUE LOS DEMÁS APORTEN siempre será importante, lo malo es que en esta vida no todo es dinero.</text:p>
      <text:p text:style-name="Standard">Es una compañía a su lado, una conversación durante el desayuno, comida o cena, una ayuda en su hogar ver y revisar que es lo que tu padre o madre necesita, preguntar que hace falta, en que te puedo ayudar, tomarse un día libre para disfrutar de una amena tarde conversando mientras degustan de un buen café y se deleitan con la compañía de sus adorables nietos.</text:p>
      <text:p text:style-name="Standard">Pero muchos, ponen pretextos:</text:p>
      <text:p text:style-name="Standard">–NO TENGO DINERO.</text:p>
      <text:p text:style-name="Standard">–ELLA O ÉL TIENE PENSIÓN.</text:p>
      <text:p text:style-name="Standard">–NO SOY SU ÚNICO HIJO.</text:p>
      <text:p text:style-name="Standard">–NO TENGO TIEMPO PARA VERLOS.</text:p>
      <text:p text:style-name="Standard">–TENGO MUCHO TRABAJO.</text:p>
      <text:p text:style-name="Standard">–SE ME DIFICULTA IR.</text:p>
      <text:p text:style-name="Standard">–VIVEN DEMASIADO LEJOS.</text:p>
      <text:p text:style-name="Standard">Lo absurdo es que, cuando los ves en el ataúd, en ese momento si tienes o buscas dinero, si tienes tiempo, dejas tirado el trabajo y no se te dificulta ir al velorio y al sepelio; solamente en esa situación si tienes todo el tiempo del mundo para estar con ellos cuando tu ser querido ya NO TE PUEDE VER, OÍR, SENTIR, NI ABRAZAR O BESAR.</text:p>
      <text:p text:style-name="Standard">Recuerda esto:</text:p>
      <text:p text:style-name="Standard">Que con la gratitud que ayudes a tus padres será la misma que tus hijos lo harán por ti, la manera que hoy los trates será la misma que recibirás mañana de los tuyos.</text:p>
      <text:p text:style-name="Standard">📌 Honra a tu padre y a tu madre, que es el primer mandamiento con promesa; para que te vaya bien, y seas de larga vida sobre la tierra.</text:p>
      <text:p text:style-name="Standard">(Efesios 6:2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 Cueva Ramirez</meta:initial-creator>
    <meta:creation-date>2022-05-03T09:49:11.978565953</meta:creation-date>
    <dc:date>2022-05-03T09:59:14.167999705</dc:date>
    <dc:creator>Vicente Cueva Ramirez</dc:creator>
    <meta:editing-duration>PT3M46S</meta:editing-duration>
    <meta:editing-cycles>3</meta:editing-cycles>
    <meta:generator>LibreOffice/6.2.6.2$Linux_X86_64 LibreOffice_project/684e730861356e74889dfe6dbddd3562aae2e6ad</meta:generator>
    <meta:document-statistic meta:table-count="0" meta:image-count="0" meta:object-count="0" meta:page-count="2" meta:paragraph-count="45" meta:word-count="779" meta:character-count="4230" meta:non-whitespace-character-count="3474"/>
  </office:meta>
</office:document-meta>
</file>